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4583in" fo:margin-left="-0.0958in" fo:margin-top="0in" fo:margin-bottom="0in" style:page-number="auto" table:align="left" style:writing-mode="lr-tb"/>
    </style:style>
    <style:style style:name="Table1.A" style:family="table-column">
      <style:table-column-properties style:column-width="2.9764in"/>
    </style:style>
    <style:style style:name="Table1.B" style:family="table-column">
      <style:table-column-properties style:column-width="2.9882in"/>
    </style:style>
    <style:style style:name="Table1.C" style:family="table-column">
      <style:table-column-properties style:column-width="1.493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958in" fo:padding-right="0.075in" fo:padding-top="0in" fo:padding-bottom="0in" fo:border="3pt solid #00000a"/>
    </style:style>
    <style:style style:name="Table1.2" style:family="table-row">
      <style:table-row-properties style:min-row-height="0.3458in" fo:keep-together="auto"/>
    </style:style>
    <style:style style:name="Table2" style:family="table">
      <style:table-properties style:width="7.5007in" fo:margin-left="-0.0035in" fo:margin-top="0in" fo:margin-bottom="0in" table:align="left" style:writing-mode="lr-tb"/>
    </style:style>
    <style:style style:name="Table2.A" style:family="table-column">
      <style:table-column-properties style:column-width="4.375in"/>
    </style:style>
    <style:style style:name="Table2.B" style:family="table-column">
      <style:table-column-properties style:column-width="3.125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7" style:family="table-row">
      <style:table-row-properties style:min-row-height="1.6278in" fo:keep-together="always"/>
    </style:style>
    <style:style style:name="Table3" style:family="table">
      <style:table-properties style:width="7.5007in" fo:margin-left="-0.0035in" fo:margin-top="0in" fo:margin-bottom="0in" fo:break-before="page" table:align="left" style:writing-mode="lr-tb"/>
    </style:style>
    <style:style style:name="Table3.A" style:family="table-column">
      <style:table-column-properties style:column-width="4.375in"/>
    </style:style>
    <style:style style:name="Table3.B" style:family="table-column">
      <style:table-column-properties style:column-width="3.125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4" style:family="table">
      <style:table-properties style:width="7.5in" table:align="margins" style:writing-mode="lr-tb"/>
    </style:style>
    <style:style style:name="Table4.A" style:family="table-column">
      <style:table-column-properties style:column-width="4.375in" style:rel-column-width="6300*"/>
    </style:style>
    <style:style style:name="Table4.B" style:family="table-column">
      <style:table-column-properties style:column-width="3.125in" style:rel-column-width="4500*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1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officeooo:paragraph-rsid="0011ca07"/>
    </style:style>
    <style:style style:name="P5" style:family="paragraph" style:parent-style-name="Standard">
      <style:paragraph-properties fo:margin-left="0.5in" fo:margin-right="0in" fo:text-align="justify" style:justify-single-word="false" fo:text-indent="-0.5in" style:auto-text-indent="false"/>
      <style:text-properties style:font-name="Arial" fo:font-size="16pt" style:font-size-asian="16pt" style:font-name-complex="Arial1" style:font-size-complex="6pt"/>
    </style:style>
    <style:style style:name="P6" style:family="paragraph" style:parent-style-name="Plain_20_Text">
      <style:paragraph-properties>
        <style:tab-stops>
          <style:tab-stop style:position="0.2516in"/>
          <style:tab-stop style:position="0.5047in"/>
          <style:tab-stop style:position="0.7583in"/>
          <style:tab-stop style:position="1.0118in"/>
          <style:tab-stop style:position="1.2583in"/>
          <style:tab-stop style:position="1.4902in"/>
        </style:tab-stops>
      </style:paragraph-properties>
    </style:style>
    <style:style style:name="P7" style:family="paragraph" style:parent-style-name="Plain_20_Text">
      <style:paragraph-properties>
        <style:tab-stops>
          <style:tab-stop style:position="0.2516in"/>
          <style:tab-stop style:position="0.5047in"/>
          <style:tab-stop style:position="0.7583in"/>
          <style:tab-stop style:position="1.0118in"/>
          <style:tab-stop style:position="1.2583in"/>
          <style:tab-stop style:position="1.4902in"/>
        </style:tab-stops>
      </style:paragraph-properties>
      <style:text-properties officeooo:paragraph-rsid="00105a09"/>
    </style:style>
    <style:style style:name="P8" style:family="paragraph" style:parent-style-name="Plain_20_Text">
      <style:paragraph-properties>
        <style:tab-stops>
          <style:tab-stop style:position="0.2516in"/>
          <style:tab-stop style:position="0.5047in"/>
          <style:tab-stop style:position="0.7583in"/>
          <style:tab-stop style:position="1.0118in"/>
          <style:tab-stop style:position="1.2583in"/>
          <style:tab-stop style:position="1.4902in"/>
        </style:tab-stops>
      </style:paragraph-properties>
      <style:text-properties style:font-name="Arial" fo:font-size="12pt" style:font-size-asian="12pt" style:font-size-complex="12pt"/>
    </style:style>
    <style:style style:name="P9" style:family="paragraph" style:parent-style-name="Plain_20_Text">
      <style:paragraph-properties>
        <style:tab-stops>
          <style:tab-stop style:position="0.2516in"/>
          <style:tab-stop style:position="0.5047in"/>
          <style:tab-stop style:position="0.7583in"/>
          <style:tab-stop style:position="1.0118in"/>
          <style:tab-stop style:position="1.2583in"/>
          <style:tab-stop style:position="1.4902in"/>
        </style:tab-stops>
      </style:paragraph-properties>
      <style:text-properties style:font-name="Arial" fo:font-size="12pt" officeooo:paragraph-rsid="00105a09" style:font-size-asian="12pt" style:font-size-complex="12pt"/>
    </style:style>
    <style:style style:name="P10" style:family="paragraph" style:parent-style-name="Plain_20_Text">
      <style:text-properties style:font-name="Arial Black" fo:font-size="20pt" style:font-size-asian="20pt" style:font-size-complex="20pt"/>
    </style:style>
    <style:style style:name="P11" style:family="paragraph" style:parent-style-name="Plain_20_Text">
      <style:text-properties style:font-name="Arial Black" fo:font-size="20pt" officeooo:rsid="001008e3" officeooo:paragraph-rsid="001008e3" style:font-size-asian="20pt" style:font-size-complex="20pt"/>
    </style:style>
    <style:style style:name="P12" style:family="paragraph" style:parent-style-name="Plain_20_Text">
      <style:text-properties style:font-name="Arial Black" fo:font-size="20pt" officeooo:rsid="001008e3" officeooo:paragraph-rsid="00105a09" style:font-size-asian="20pt" style:font-size-complex="20pt"/>
    </style:style>
    <style:style style:name="P13" style:family="paragraph" style:parent-style-name="Plain_20_Text">
      <style:text-properties style:font-name="Arial Black" fo:font-size="20pt" officeooo:rsid="00105a09" officeooo:paragraph-rsid="00105a09" style:font-size-asian="20pt" style:font-size-complex="20pt"/>
    </style:style>
    <style:style style:name="P14" style:family="paragraph" style:parent-style-name="Plain_20_Text">
      <style:text-properties style:font-name="Arial Black" fo:font-size="20pt" fo:font-style="normal" style:text-underline-style="none" fo:font-weight="normal" officeooo:rsid="00105a09" officeooo:paragraph-rsid="00105a09" style:font-size-asian="20pt" style:font-style-asian="normal" style:font-weight-asian="normal" style:font-size-complex="20pt" style:font-style-complex="normal" style:font-weight-complex="normal"/>
    </style:style>
    <style:style style:name="P15" style:family="paragraph" style:parent-style-name="Plain_20_Text">
      <style:text-properties officeooo:paragraph-rsid="000fa027"/>
    </style:style>
    <style:style style:name="P16" style:family="paragraph" style:parent-style-name="Plain_20_Text">
      <style:text-properties officeooo:rsid="001008e3" officeooo:paragraph-rsid="001008e3"/>
    </style:style>
    <style:style style:name="P17" style:family="paragraph" style:parent-style-name="Plain_20_Text">
      <style:text-properties officeooo:paragraph-rsid="00105a09"/>
    </style:style>
    <style:style style:name="P18" style:family="paragraph" style:parent-style-name="Footer">
      <style:paragraph-properties fo:text-align="center" style:justify-single-word="false"/>
    </style:style>
    <style:style style:name="T1" style:family="text">
      <style:text-properties style:font-name="Arial" fo:font-size="20pt" fo:font-weight="bold" style:font-size-asian="20pt" style:font-weight-asian="bold" style:font-name-complex="Arial1" style:font-size-complex="20pt"/>
    </style:style>
    <style:style style:name="T2" style:family="text">
      <style:text-properties style:font-name="Arial" fo:font-size="20pt" fo:font-weight="bold" officeooo:rsid="0011ca07" style:font-size-asian="20pt" style:font-weight-asian="bold" style:font-name-complex="Arial1" style:font-size-complex="20pt"/>
    </style:style>
    <style:style style:name="T3" style:family="text">
      <style:text-properties style:font-name="Arial" fo:font-size="16pt" fo:font-weight="bold" style:font-size-asian="16pt" style:font-weight-asian="bold" style:font-name-complex="Arial1"/>
    </style:style>
    <style:style style:name="T4" style:family="text">
      <style:text-properties style:font-name="Arial" fo:font-size="16pt" style:text-underline-style="solid" style:text-underline-width="auto" style:text-underline-color="font-color" fo:font-weight="bold" style:font-size-asian="16pt" style:font-weight-asian="bold" style:font-name-complex="Arial1"/>
    </style:style>
    <style:style style:name="T5" style:family="text">
      <style:text-properties style:font-name="Arial" fo:font-size="16pt" fo:font-style="italic" fo:font-weight="bold" style:font-size-asian="16pt" style:font-style-asian="italic" style:font-weight-asian="bold" style:font-name-complex="Arial1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fo:language="es" fo:country="ES" style:font-size-asian="12pt" style:font-size-complex="12pt"/>
    </style:style>
    <style:style style:name="T8" style:family="text">
      <style:text-properties style:font-name="Arial Black" fo:font-size="20pt" style:font-size-asian="20pt" style:font-size-complex="20pt"/>
    </style:style>
    <style:style style:name="T9" style:family="text">
      <style:text-properties style:font-name="Arial Black" fo:font-size="20pt" officeooo:rsid="000fa027" style:font-size-asian="20pt" style:font-size-complex="20pt"/>
    </style:style>
    <style:style style:name="T10" style:family="text">
      <style:text-properties style:font-name="Arial Black" fo:font-size="20pt" officeooo:rsid="00100792" style:font-size-asian="20pt" style:font-size-complex="20pt"/>
    </style:style>
    <style:style style:name="T11" style:family="text">
      <style:text-properties style:font-name="Arial Black" fo:font-size="20pt" officeooo:rsid="001008e3" style:font-size-asian="20pt" style:font-size-complex="20pt"/>
    </style:style>
    <style:style style:name="T12" style:family="text">
      <style:text-properties style:font-name="Arial Black" fo:font-size="20pt" officeooo:rsid="00105a09" style:font-size-asian="20pt" style:font-size-complex="20pt"/>
    </style:style>
    <style:style style:name="T13" style:family="text">
      <style:text-properties style:font-name="Arial Black" fo:font-size="20pt" fo:font-style="italic" style:font-size-asian="20pt" style:font-style-asian="italic" style:font-size-complex="20pt"/>
    </style:style>
    <style:style style:name="T14" style:family="text">
      <style:text-properties style:font-name="Arial Black" fo:font-size="20pt" fo:font-style="italic" officeooo:rsid="000fa027" style:font-size-asian="20pt" style:font-style-asian="italic" style:font-size-complex="20pt"/>
    </style:style>
    <style:style style:name="T15" style:family="text">
      <style:text-properties officeooo:rsid="00105a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1">Pre-APCS Java </text:span></text:p>
          </table:table-cell>
          <table:table-cell table:style-name="Table1.A1" office:value-type="string">
            <text:p text:style-name="P1"><text:span text:style-name="T1">Output Exercises 05</text:span></text:p>
          </table:table-cell>
          <table:table-cell table:style-name="Table1.A1" office:value-type="string">
            <text:p text:style-name="P4"><text:span text:style-name="T1">Date:</text:span></text:p>
            <text:p text:style-name="P4"><text:span text:style-name="T2">4/11/18</text:span></text:p>
          </table:table-cell>
        </table:table-row>
        <table:table-row table:style-name="Table1.2">
          <table:table-cell table:style-name="Table1.A1" table:number-columns-spanned="2" office:value-type="string">
            <text:p text:style-name="P4"><text:span text:style-name="T1">Name: <text:s text:c="8"/></text:span><text:span text:style-name="T2">Kim Luong</text:span></text:p>
          </table:table-cell>
          <table:covered-table-cell/>
          <table:table-cell table:style-name="Table1.A1" office:value-type="string">
            <text:p text:style-name="P4"><text:span text:style-name="T1">Period:</text:span></text:p>
            <text:p text:style-name="P4"><text:span text:style-name="T2">3rd</text:span></text:p>
          </table:table-cell>
        </table:table-row>
      </table:table>
      <text:p text:style-name="P5"/>
      <text:p text:style-name="P1"><text:span text:style-name="T3">Determine the output for each program that follows.</text:span></text:p>
      <text:p text:style-name="P1"><text:span text:style-name="T4">Print</text:span><text:span text:style-name="T3"> the </text:span><text:span text:style-name="T4">exact</text:span><text:span text:style-name="T3"> output in the blank cell next to the program.</text:span></text:p>
      <text:p text:style-name="P1"><text:span text:style-name="T3">If a program has no output, print </text:span><text:span text:style-name="T5">No Output</text:span><text:span text:style-name="T3">.</text:span>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<text:span text:style-name="T6">public class Ex0501</text:span></text:p>
            <text:p text:style-name="P6"><text:span text:style-name="T6">{</text:span></text:p>
            <text:p text:style-name="P6"><text:span text:style-name="T6"><text:s text:c="3"/><text:tab/>public static void main (String args[])</text:span></text:p>
            <text:p text:style-name="P6"><text:span text:style-name="T6"><text:s text:c="3"/><text:tab/>{</text:span></text:p>
            <text:p text:style-name="P6"><text:span text:style-name="T6"><text:tab/><text:tab/>int x = 100;</text:span></text:p>
            <text:p text:style-name="P6"><text:span text:style-name="T6"><text:tab/><text:tab/>int y = 100; </text:span></text:p>
            <text:p text:style-name="P6"><text:span text:style-name="T6"><text:tab/><text:tab/>if (x == y)</text:span></text:p>
            <text:p text:style-name="P6"><text:span text:style-name="T6"><text:tab/><text:tab/><text:tab/>System.out.println("Hello");</text:span></text:p>
            <text:p text:style-name="P6"><text:span text:style-name="T6"><text:s text:c="3"/><text:tab/>}</text:span></text:p>
            <text:p text:style-name="P6"><text:span text:style-name="T6">} </text:span></text:p>
            <text:p text:style-name="P8"/>
          </table:table-cell>
          <table:table-cell table:style-name="Table2.A1" office:value-type="string">
            <text:p text:style-name="Plain_20_Text"><text:span text:style-name="T8"><text:s/></text:span><text:span text:style-name="T9">Hello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6">public class Ex0502</text:span></text:p>
            <text:p text:style-name="P6"><text:span text:style-name="T6">{</text:span></text:p>
            <text:p text:style-name="P6"><text:span text:style-name="T6"><text:s text:c="3"/><text:tab/>public static void main (String args[])</text:span></text:p>
            <text:p text:style-name="P6"><text:span text:style-name="T6"><text:s text:c="3"/><text:tab/>{</text:span></text:p>
            <text:p text:style-name="P6"><text:span text:style-name="T6"><text:tab/><text:tab/>int x = 100;</text:span></text:p>
            <text:p text:style-name="P6"><text:span text:style-name="T6"><text:tab/><text:tab/>int y = 50; </text:span></text:p>
            <text:p text:style-name="P6"><text:span text:style-name="T6"><text:tab/><text:tab/>if (x == y)</text:span></text:p>
            <text:p text:style-name="P6"><text:span text:style-name="T6"><text:tab/><text:tab/><text:tab/>System.out.println("Hello");</text:span></text:p>
            <text:p text:style-name="P6"><text:span text:style-name="T6"><text:s text:c="3"/><text:tab/>}</text:span></text:p>
            <text:p text:style-name="P6"><text:span text:style-name="T6">} </text:span></text:p>
            <text:p text:style-name="P8"/>
          </table:table-cell>
          <table:table-cell table:style-name="Table2.A1" office:value-type="string">
            <text:p text:style-name="Plain_20_Text"><text:span text:style-name="T13"><text:s/></text:span><text:span text:style-name="T14">No Output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6">public class Ex0503</text:span></text:p>
            <text:p text:style-name="P6"><text:span text:style-name="T6">{</text:span></text:p>
            <text:p text:style-name="P6"><text:span text:style-name="T6"><text:s text:c="3"/><text:tab/>public static void main (String args[])</text:span></text:p>
            <text:p text:style-name="P6"><text:span text:style-name="T6"><text:s text:c="3"/><text:tab/>{</text:span></text:p>
            <text:p text:style-name="P6"><text:span text:style-name="T6"><text:tab/><text:tab/>int x = 100;</text:span></text:p>
            <text:p text:style-name="P6"><text:span text:style-name="T6"><text:tab/><text:tab/>int y = 101;</text:span></text:p>
            <text:p text:style-name="P6"><text:span text:style-name="T6"><text:tab/><text:tab/>if (x &gt; y)</text:span></text:p>
            <text:p text:style-name="P6"><text:span text:style-name="T6"><text:tab/><text:tab/><text:tab/>System.out.println("Hello");</text:span></text:p>
            <text:p text:style-name="P6"><text:span text:style-name="T6"><text:tab/><text:tab/>else</text:span></text:p>
            <text:p text:style-name="P6"><text:span text:style-name="T6"><text:tab/><text:tab/><text:tab/>System.out.println("Goodbye"); <text:s text:c="2"/></text:span></text:p>
            <text:p text:style-name="P6"><text:span text:style-name="T6"><text:tab/>}</text:span></text:p>
            <text:p text:style-name="P6"><text:span text:style-name="T6">} </text:span></text:p>
            <text:p text:style-name="P8"/>
          </table:table-cell>
          <table:table-cell table:style-name="Table2.A1" office:value-type="string">
            <text:p text:style-name="Plain_20_Text"><text:span text:style-name="T8"><text:s/></text:span><text:span text:style-name="T9">Goodbye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6"><text:span text:style-name="T6">public class Ex0504</text:span></text:p>
            <text:p text:style-name="P6"><text:span text:style-name="T6">{</text:span></text:p>
            <text:p text:style-name="P6"><text:span text:style-name="T6"><text:s text:c="3"/><text:tab/>public static void main (String args[])</text:span></text:p>
            <text:p text:style-name="P6"><text:span text:style-name="T6"><text:s text:c="3"/><text:tab/>{</text:span></text:p>
            <text:p text:style-name="P6"><text:span text:style-name="T6"><text:tab/><text:tab/>int x = 100;</text:span></text:p>
            <text:p text:style-name="P6"><text:span text:style-name="T6"><text:tab/><text:tab/>int y = 101;</text:span></text:p>
            <text:p text:style-name="P6"><text:span text:style-name="T6"><text:tab/><text:tab/>if (x &lt; y)</text:span></text:p>
            <text:p text:style-name="P6"><text:span text:style-name="T6"><text:tab/><text:tab/><text:tab/>System.out.println("Hello");</text:span></text:p>
            <text:p text:style-name="P6"><text:span text:style-name="T6"><text:tab/><text:tab/>else</text:span></text:p>
            <text:p text:style-name="P6"><text:span text:style-name="T6"><text:tab/><text:tab/><text:tab/>System.out.println("Goodbye"); <text:s text:c="2"/></text:span></text:p>
            <text:p text:style-name="P6"><text:span text:style-name="T6"><text:tab/>}</text:span></text:p>
            <text:p text:style-name="P6"><text:span text:style-name="T6">} </text:span></text:p>
            <text:p text:style-name="P8"/>
          </table:table-cell>
          <table:table-cell table:style-name="Table2.A1" office:value-type="string">
            <text:p text:style-name="Plain_20_Text"><text:span text:style-name="T9">Hello</text:span><text:span text:style-name="T8"> 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6">public class Ex0505</text:span></text:p>
            <text:p text:style-name="P6"><text:span text:style-name="T6">{</text:span></text:p>
            <text:p text:style-name="P6"><text:span text:style-name="T6"><text:s text:c="2"/><text:tab/></text:span><text:bookmark-start text:name="__DdeLink__974_1387705414"/><text:span text:style-name="T6">public static void main (String args[])</text:span></text:p>
            <text:p text:style-name="P6"><text:span text:style-name="T6"><text:s text:c="3"/><text:tab/>{</text:span></text:p>
            <text:p text:style-name="P6"><text:span text:style-name="T6"><text:s text:c="6"/><text:tab/>for (int x = 0; x &lt;= <text:s/>8; x+=2)</text:span></text:p>
            <text:p text:style-name="P6"><text:span text:style-name="T6"><text:tab/><text:tab/><text:tab/>System.out.println("x = " + x);</text:span></text:p>
            <text:p text:style-name="P6"><text:span text:style-name="T6"><text:s text:c="3"/><text:tab/>}</text:span><text:bookmark-end text:name="__DdeLink__974_1387705414"/></text:p>
            <text:p text:style-name="P6"><text:span text:style-name="T6">}</text:span></text:p>
            <text:p text:style-name="P8"/>
          </table:table-cell>
          <table:table-cell table:style-name="Table2.A1" office:value-type="string">
            <text:p text:style-name="P15"><text:span text:style-name="T9">X = 0</text:span></text:p>
            <text:p text:style-name="P15"><text:span text:style-name="T9">x = 2</text:span></text:p>
            <text:p text:style-name="P15"><text:span text:style-name="T9">x = 4</text:span></text:p>
            <text:p text:style-name="P15"><text:span text:style-name="T9">x = 6</text:span></text:p>
            <text:p text:style-name="P15"><text:span text:style-name="T9">x = 8</text:span><text:span text:style-name="T8"> </text:span></text:p>
            <text:p text:style-name="Plain_20_Text"><text:span text:style-name="T8"><text:s/></text:span></text:p>
            <text:p text:style-name="Plain_20_Text"><text:span text:style-name="T8"><text:s/></text:span></text:p>
            <text:p text:style-name="Plain_20_Text"><text:span text:style-name="T8"><text:s/></text:span></text:p>
            <text:p text:style-name="Plain_20_Text"><text:span text:style-name="T8"><text:s/></text:span></text:p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6"><text:span text:style-name="T6">public class Ex0506</text:span></text:p>
            <text:p text:style-name="P6"><text:span text:style-name="T6">{</text:span></text:p>
            <text:p text:style-name="P6"><text:span text:style-name="T6"><text:s text:c="3"/>public static void main (String args[])</text:span></text:p>
            <text:p text:style-name="P6"><text:span text:style-name="T6"><text:s text:c="3"/>{</text:span></text:p>
            <text:p text:style-name="P6"><text:span text:style-name="T6"><text:s text:c="4"/>for (int x = -1; x &lt; 8; x+=3)</text:span></text:p>
            <text:p text:style-name="P6"><text:span text:style-name="T6"><text:s text:c="9"/>System.out.println("x = " + x);</text:span></text:p>
            <text:p text:style-name="P6"><text:span text:style-name="T6"><text:s text:c="3"/>}</text:span></text:p>
            <text:p text:style-name="P6"><text:span text:style-name="T6">}</text:span></text:p>
            <text:p text:style-name="P8"/>
          </table:table-cell>
          <table:table-cell table:style-name="Table2.A1" office:value-type="string">
            <text:p text:style-name="P15"><text:span text:style-name="T9">X = -1</text:span></text:p>
            <text:p text:style-name="P15"><text:span text:style-name="T9">x = 2</text:span></text:p>
            <text:p text:style-name="P15"><text:span text:style-name="T9">x = 5</text:span><text:span text:style-name="T8"> </text:span></text:p>
          </table:table-cell>
        </table:table-row>
        <table:table-row table:style-name="Table2.7">
          <table:table-cell table:style-name="Table2.A1" office:value-type="string">
            <text:p text:style-name="P6"><text:span text:style-name="T6">public class Ex0507 </text:span></text:p>
            <text:p text:style-name="P6"><text:span text:style-name="T6">{</text:span></text:p>
            <text:p text:style-name="P6"><text:span text:style-name="T6"><text:tab/>public static void main (String args[])</text:span></text:p>
            <text:p text:style-name="P6"><text:span text:style-name="T6"><text:tab/>{</text:span></text:p>
            <text:p text:style-name="P6"><text:span text:style-name="T6"><text:tab/><text:tab/>for (int x = 1; x &lt; 100; x*=3) </text:span></text:p>
            <text:p text:style-name="P6"><text:span text:style-name="T6"><text:tab/><text:tab/><text:tab/>System.out.println("x = " + x);</text:span></text:p>
            <text:p text:style-name="P6"><text:span text:style-name="T6"><text:tab/>}</text:span></text:p>
            <text:p text:style-name="P6"><text:span text:style-name="T6">} </text:span></text:p>
            <text:p text:style-name="P8"/>
          </table:table-cell>
          <table:table-cell table:style-name="Table2.A1" office:value-type="string">
            <text:p text:style-name="P15"><text:span text:style-name="T9">X = 1</text:span></text:p>
            <text:p text:style-name="P15"><text:span text:style-name="T9">x = 3</text:span></text:p>
            <text:p text:style-name="P15"><text:span text:style-name="T9">x = 9</text:span></text:p>
            <text:p text:style-name="P15"><text:span text:style-name="T9">x = 27</text:span></text:p>
            <text:p text:style-name="P15"><text:span text:style-name="T9">x = 81</text:span><text:span text:style-name="T8"> </text:span></text:p>
            <text:p text:style-name="Plain_20_Text"><text:span text:style-name="T8"><text:s/></text:span></text:p>
            <text:p text:style-name="Plain_20_Text"><text:span text:style-name="T8"><text:s/></text:span></text:p>
            <text:p text:style-name="Plain_20_Text"><text:span text:style-name="T8"><text:s/></text:span></text:p>
            <text:p text:style-name="Plain_20_Text"><text:span text:style-name="T8"><text:s/></text:span></text:p>
            <text:p text:style-name="P10"/>
          </table:table-cell>
        </table:table-row>
        <text:soft-page-break/>
        <table:table-row table:style-name="Table2.1">
          <table:table-cell table:style-name="Table2.A1" office:value-type="string">
            <text:p text:style-name="P6"><text:span text:style-name="T6">public class Ex0508 </text:span></text:p>
            <text:p text:style-name="P6"><text:span text:style-name="T6">{</text:span></text:p>
            <text:p text:style-name="P6"><text:span text:style-name="T6"><text:tab/>public static void main (String args[])</text:span></text:p>
            <text:p text:style-name="P6"><text:span text:style-name="T6"><text:tab/>{</text:span></text:p>
            <text:p text:style-name="P6"><text:span text:style-name="T6"><text:tab/><text:tab/>for (int x = 200; x &gt;= 25; x/=2) </text:span></text:p>
            <text:p text:style-name="P6"><text:span text:style-name="T6"><text:tab/><text:tab/><text:tab/>System.out.println("x = " + x);</text:span></text:p>
            <text:p text:style-name="P6"><text:span text:style-name="T6"><text:tab/>}</text:span></text:p>
            <text:p text:style-name="P6"><text:span text:style-name="T6">} </text:span></text:p>
            <text:p text:style-name="P8"/>
          </table:table-cell>
          <table:table-cell table:style-name="Table2.A1" office:value-type="string">
            <text:p text:style-name="P15"><text:span text:style-name="T9">X = 200</text:span></text:p>
            <text:p text:style-name="P15"><text:span text:style-name="T9">x = 100</text:span></text:p>
            <text:p text:style-name="P15"><text:span text:style-name="T9">x = 50</text:span></text:p>
            <text:p text:style-name="P15"><text:span text:style-name="T9">x = 25</text:span><text:span text:style-name="T8"> 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6">public class Ex0509</text:span></text:p>
            <text:p text:style-name="P6"><text:span text:style-name="T6">{</text:span></text:p>
            <text:p text:style-name="P6"><text:span text:style-name="T6"><text:s text:c="3"/>public static void main (String args[])</text:span></text:p>
            <text:p text:style-name="P6"><text:span text:style-name="T6"><text:s text:c="3"/>{</text:span></text:p>
            <text:p text:style-name="P6"><text:span text:style-name="T6"><text:s text:c="6"/>for (double x = 0; x &lt; 4; x+=0.5)</text:span></text:p>
            <text:p text:style-name="P6"><text:span text:style-name="T6"><text:s text:c="9"/>System.out.println("x = " + x);</text:span></text:p>
            <text:p text:style-name="P6"><text:span text:style-name="T6"><text:s text:c="3"/>} <text:s/></text:span></text:p>
            <text:p text:style-name="P6"><text:span text:style-name="T6">}</text:span></text:p>
            <text:p text:style-name="P8"/>
          </table:table-cell>
          <table:table-cell table:style-name="Table2.A1" office:value-type="string">
            <text:p text:style-name="P15"><text:span text:style-name="T9">X = 0.0</text:span></text:p>
            <text:p text:style-name="P15"><text:span text:style-name="T9">x = 0.5</text:span></text:p>
            <text:p text:style-name="P15"><text:span text:style-name="T9">x = 1.0</text:span></text:p>
            <text:p text:style-name="P15"><text:span text:style-name="T9">x = 1.5</text:span></text:p>
            <text:p text:style-name="P15"><text:span text:style-name="T9">x = 2.0</text:span></text:p>
            <text:p text:style-name="P15"><text:span text:style-name="T9">x = 2.5</text:span></text:p>
            <text:p text:style-name="P15"><text:span text:style-name="T9">x = 3.0</text:span></text:p>
            <text:p text:style-name="P15"><text:span text:style-name="T9">x = 3.5</text:span><text:span text:style-name="T8"> </text:span></text:p>
            <text:p text:style-name="Plain_20_Text"><text:span text:style-name="T8"><text:s/></text:span></text:p>
            <text:p text:style-name="Plain_20_Text"><text:span text:style-name="T8"><text:s/></text:span></text:p>
            <text:p text:style-name="Plain_20_Text"><text:span text:style-name="T8"><text:s/></text:span></text:p>
            <text:p text:style-name="Plain_20_Text"><text:span text:style-name="T8"><text:s/></text:span></text:p>
            <text:p text:style-name="Plain_20_Text"><text:span text:style-name="T8"><text:s/></text:span></text:p>
            <text:p text:style-name="Plain_20_Text"><text:span text:style-name="T8"><text:s/></text:span></text:p>
            <text:p text:style-name="Plain_20_Text"><text:span text:style-name="T8"><text:s/></text:span></text:p>
          </table:table-cell>
        </table:table-row>
        <table:table-row table:style-name="Table2.1">
          <table:table-cell table:style-name="Table2.A1" office:value-type="string">
            <text:p text:style-name="P6"><text:bookmark-start text:name="__DdeLink__928_1387705414"/><text:span text:style-name="T6">public class Ex0510</text:span></text:p>
            <text:p text:style-name="P6"><text:span text:style-name="T6">{</text:span></text:p>
            <text:p text:style-name="P6"><text:span text:style-name="T6"><text:s text:c="3"/><text:tab/>public static void main (String args[])</text:span></text:p>
            <text:p text:style-name="P6"><text:span text:style-name="T6"><text:s text:c="3"/><text:tab/>{</text:span></text:p>
            <text:p text:style-name="P6"><text:span text:style-name="T6"><text:s text:c="6"/><text:tab/>int x = 0;</text:span></text:p>
            <text:p text:style-name="P6"><text:span text:style-name="T6"><text:s text:c="6"/><text:tab/>int y = 0;</text:span></text:p>
            <text:p text:style-name="P6"><text:span text:style-name="T6"><text:s text:c="6"/><text:tab/>for (x = 1; x &lt;= 25; x+=3)</text:span></text:p>
            <text:p text:style-name="P6"><text:span text:style-name="T6"><text:s text:c="9"/><text:tab/><text:tab/></text:span><text:span text:style-name="T7">y++;</text:span></text:p>
            <text:p text:style-name="P6"><text:span text:style-name="T7"><text:s text:c="6"/><text:tab/>System.out.println("y = " + y);</text:span></text:p>
            <text:p text:style-name="P6"><text:span text:style-name="T7"><text:s text:c="3"/><text:tab/></text:span><text:span text:style-name="T6">}</text:span></text:p>
            <text:p text:style-name="P6"><text:span text:style-name="T6">}</text:span></text:p>
            <text:p text:style-name="P8"><text:bookmark-end text:name="__DdeLink__928_1387705414"/></text:p>
          </table:table-cell>
          <table:table-cell table:style-name="Table2.A1" office:value-type="string">
            <text:p text:style-name="Plain_20_Text"><text:span text:style-name="T8"><text:s/></text:span><text:span text:style-name="T10">Y = 9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6"><text:bookmark-start text:name="__DdeLink__930_1387705414"/><text:span text:style-name="T6">public class Ex0511</text:span></text:p>
            <text:p text:style-name="P6"><text:span text:style-name="T6">{</text:span></text:p>
            <text:p text:style-name="P6"><text:span text:style-name="T6"><text:s text:c="3"/><text:tab/>public static void main (String args[])</text:span></text:p>
            <text:p text:style-name="P6"><text:span text:style-name="T6"><text:s text:c="3"/><text:tab/>{</text:span></text:p>
            <text:p text:style-name="P6"><text:span text:style-name="T6"><text:s text:c="6"/><text:tab/>int x = 10;</text:span></text:p>
            <text:p text:style-name="P6"><text:span text:style-name="T6"><text:s text:c="6"/><text:tab/>int y = 0;</text:span></text:p>
            <text:p text:style-name="P6"><text:span text:style-name="T6"><text:s text:c="6"/><text:tab/>for (x = 3; x &gt; 0; x--)</text:span></text:p>
            <text:p text:style-name="P6"><text:span text:style-name="T6"><text:s text:c="9"/><text:tab/><text:tab/></text:span><text:span text:style-name="T7">y++;</text:span></text:p>
            <text:p text:style-name="P6"><text:span text:style-name="T7"><text:s text:c="9"/><text:tab/>System.out.println("y = " + y);</text:span></text:p>
            <text:p text:style-name="P6"><text:span text:style-name="T7"><text:s text:c="3"/><text:tab/></text:span><text:span text:style-name="T6">}</text:span></text:p>
            <text:p text:style-name="P6"><text:span text:style-name="T6">}</text:span><text:bookmark-end text:name="__DdeLink__930_1387705414"/></text:p>
          </table:table-cell>
          <table:table-cell table:style-name="Table2.A1" office:value-type="string">
            <text:p text:style-name="Plain_20_Text"><text:span text:style-name="T8"><text:s/></text:span><text:span text:style-name="T10">Y = 3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<text:span text:style-name="T6">public class Ex0512</text:span></text:p>
            <text:p text:style-name="P7"><text:span text:style-name="T6">{</text:span></text:p>
            <text:p text:style-name="P7"><text:span text:style-name="T6"><text:s text:c="3"/><text:tab/></text:span><text:bookmark-start text:name="__DdeLink__932_13877054141"/><text:span text:style-name="T6">public static void main (String args[])</text:span></text:p>
            <text:p text:style-name="P7"><text:span text:style-name="T6"><text:s text:c="3"/><text:tab/>{</text:span></text:p>
            <text:p text:style-name="P7"><text:span text:style-name="T6"><text:s text:c="6"/><text:tab/>int x = 0;</text:span></text:p>
            <text:p text:style-name="P7"><text:span text:style-name="T6"><text:s text:c="6"/><text:tab/>int y = 0;</text:span></text:p>
            <text:p text:style-name="P7"><text:span text:style-name="T6"><text:s text:c="6"/><text:tab/>while (x &lt; 3)</text:span></text:p>
            <text:p text:style-name="P7"><text:span text:style-name="T6"><text:s text:c="6"/><text:tab/></text:span><text:span text:style-name="T7">{</text:span></text:p>
            <text:p text:style-name="P7"><text:span text:style-name="T7"><text:s text:c="9"/><text:tab/><text:tab/>y++;</text:span></text:p>
            <text:p text:style-name="P7"><text:span text:style-name="T7"><text:s text:c="9"/><text:tab/><text:tab/>x = y;</text:span></text:p>
            <text:p text:style-name="P7"><text:span text:style-name="T7"><text:s text:c="6"/><text:tab/>}</text:span></text:p>
            <text:p text:style-name="P7"><text:span text:style-name="T7"><text:s text:c="6"/><text:tab/>System.out.println("y = " + y);</text:span><text:bookmark-end text:name="__DdeLink__932_13877054141"/></text:p>
            <text:p text:style-name="P7"><text:span text:style-name="T7"><text:s text:c="3"/><text:tab/></text:span><text:span text:style-name="T6">}</text:span></text:p>
            <text:p text:style-name="P7"><text:span text:style-name="T6">}</text:span></text:p>
            <text:p text:style-name="P9"/>
          </table:table-cell>
          <table:table-cell table:style-name="Table4.B1" office:value-type="string">
            <text:p text:style-name="P17"><text:span text:style-name="T10">Y = </text:span><text:span text:style-name="T11">3</text:span></text:p>
          </table:table-cell>
        </table:table-row>
        <table:table-row>
          <table:table-cell table:style-name="Table4.A2" office:value-type="string">
            <text:p text:style-name="P6"><text:span text:style-name="T6">public class Ex0513</text:span></text:p>
            <text:p text:style-name="P6"><text:span text:style-name="T6">{</text:span></text:p>
            <text:p text:style-name="P6"><text:span text:style-name="T6"><text:s text:c="3"/><text:tab/></text:span><text:bookmark-start text:name="__DdeLink__938_13877054141"/><text:span text:style-name="T6">public static void main (String args[])</text:span></text:p>
            <text:p text:style-name="P6"><text:span text:style-name="T6"><text:s text:c="3"/><text:tab/>{</text:span></text:p>
            <text:p text:style-name="P6"><text:span text:style-name="T6"><text:s text:c="6"/><text:tab/>int x = 1;</text:span></text:p>
            <text:p text:style-name="P6"><text:span text:style-name="T6"><text:s text:c="6"/><text:tab/>int y = 1;</text:span></text:p>
            <text:p text:style-name="P6"><text:span text:style-name="T6"><text:s text:c="6"/><text:tab/>while (x &lt; 15)</text:span></text:p>
            <text:p text:style-name="P6"><text:span text:style-name="T6"><text:s text:c="6"/><text:tab/></text:span><text:span text:style-name="T7">{</text:span></text:p>
            <text:p text:style-name="P6"><text:span text:style-name="T7"><text:s text:c="9"/><text:tab/><text:tab/>y = x + 2;</text:span></text:p>
            <text:p text:style-name="P6"><text:span text:style-name="T7"><text:s text:c="9"/><text:tab/><text:tab/>x = y + 3;</text:span></text:p>
            <text:p text:style-name="P6"><text:span text:style-name="T7"><text:s text:c="6"/><text:tab/>}</text:span></text:p>
            <text:p text:style-name="P6"><text:span text:style-name="T7"><text:s text:c="6"/><text:tab/>System.out.println("y = " + y);</text:span></text:p>
            <text:p text:style-name="P6"><text:span text:style-name="T7"><text:s text:c="3"/><text:tab/></text:span><text:span text:style-name="T6">}</text:span><text:bookmark-end text:name="__DdeLink__938_13877054141"/></text:p>
            <text:p text:style-name="P6"><text:span text:style-name="T6">}</text:span></text:p>
            <text:p text:style-name="P8"/>
          </table:table-cell>
          <table:table-cell table:style-name="Table4.B2" office:value-type="string">
            <text:p text:style-name="Plain_20_Text"><text:span text:style-name="T10">Y = </text:span><text:span text:style-name="T8"><text:s/></text:span><text:span text:style-name="T11">13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<text:span text:style-name="T6">public class Ex0514</text:span></text:p>
            <text:p text:style-name="P6"><text:span text:style-name="T6">{</text:span></text:p>
            <text:p text:style-name="P6"><text:span text:style-name="T6"><text:s text:c="3"/><text:tab/></text:span><text:bookmark-start text:name="__DdeLink__940_1387705414"/><text:span text:style-name="T6">public static void main (String args[])</text:span></text:p>
            <text:p text:style-name="P6"><text:span text:style-name="T6"><text:s text:c="3"/><text:tab/>{</text:span></text:p>
            <text:p text:style-name="P6"><text:span text:style-name="T6"><text:s text:c="6"/><text:tab/>int x = 0;</text:span></text:p>
            <text:p text:style-name="P6"><text:span text:style-name="T6"><text:s text:c="6"/><text:tab/>int y = 0;</text:span></text:p>
            <text:p text:style-name="P6"><text:span text:style-name="T6"><text:s text:c="6"/><text:tab/>while (x &lt; 15)</text:span></text:p>
            <text:p text:style-name="P6"><text:span text:style-name="T6"><text:s text:c="6"/><text:tab/>{</text:span></text:p>
            <text:p text:style-name="P6"><text:span text:style-name="T6"><text:s text:c="9"/><text:tab/><text:tab/>y = x * 2;</text:span></text:p>
            <text:p text:style-name="P6"><text:span text:style-name="T6"><text:s text:c="9"/><text:tab/><text:tab/>x++;</text:span></text:p>
            <text:p text:style-name="P6"><text:span text:style-name="T6"><text:s text:c="6"/><text:tab/>}</text:span></text:p>
            <text:p text:style-name="P6"><text:span text:style-name="T6"><text:s text:c="6"/><text:tab/>System.out.println("x = " + x);</text:span></text:p>
            <text:p text:style-name="P6"><text:span text:style-name="T6"><text:s text:c="6"/><text:tab/></text:span><text:span text:style-name="T7">System.out.println("y = " + y);</text:span></text:p>
            <text:p text:style-name="P6"><text:span text:style-name="T7"><text:s text:c="3"/><text:tab/></text:span><text:span text:style-name="T6">}</text:span><text:bookmark-end text:name="__DdeLink__940_1387705414"/></text:p>
            <text:p text:style-name="P6"><text:span text:style-name="T6">}</text:span></text:p>
            <text:p text:style-name="P8"/>
          </table:table-cell>
          <table:table-cell table:style-name="Table3.A1" office:value-type="string">
            <text:p text:style-name="Plain_20_Text"><text:span text:style-name="T12">x</text:span><text:span text:style-name="T11"> = 15</text:span></text:p>
            <text:p text:style-name="P16"><text:span text:style-name="T11">y </text:span><text:span text:style-name="T8">= 28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6">public class Ex0515</text:span></text:p>
            <text:p text:style-name="P6"><text:span text:style-name="T6">{</text:span></text:p>
            <text:p text:style-name="P6"><text:span text:style-name="T6"><text:s text:c="3"/><text:tab/>public static void main (String args[])</text:span></text:p>
            <text:p text:style-name="P6"><text:span text:style-name="T6"><text:s text:c="3"/><text:tab/>{</text:span></text:p>
            <text:p text:style-name="P6"><text:span text:style-name="T6"><text:s text:c="6"/><text:tab/></text:span><text:bookmark-start text:name="__DdeLink__944_1387705414"/><text:span text:style-name="T6">int x = 2;</text:span></text:p>
            <text:p text:style-name="P6"><text:span text:style-name="T6"><text:s text:c="6"/><text:tab/>while (x &lt; 10)</text:span></text:p>
            <text:p text:style-name="P6"><text:span text:style-name="T6"><text:s text:c="6"/><text:tab/>{</text:span></text:p>
            <text:p text:style-name="P6"><text:span text:style-name="T6"><text:s text:c="9"/><text:tab/><text:tab/>if (x % 2 == 0)</text:span></text:p>
            <text:p text:style-name="P6"><text:span text:style-name="T6"><text:tab/> <text:s text:c="6"/><text:tab/><text:tab/>x+=3;</text:span></text:p>
            <text:p text:style-name="P6"><text:span text:style-name="T6"><text:s text:c="9"/><text:tab/><text:tab/>else</text:span></text:p>
            <text:p text:style-name="P6"><text:span text:style-name="T6"><text:tab/> <text:s text:c="6"/><text:tab/><text:tab/>x+=2;</text:span></text:p>
            <text:p text:style-name="P6"><text:span text:style-name="T6"><text:s text:c="6"/><text:tab/>} <text:s text:c="4"/></text:span></text:p>
            <text:p text:style-name="P6"><text:span text:style-name="T6"><text:s text:c="6"/><text:tab/>System.out.println("x = " + x);</text:span><text:bookmark-end text:name="__DdeLink__944_1387705414"/></text:p>
            <text:p text:style-name="P6"><text:span text:style-name="T6"><text:s text:c="2"/><text:tab/>}</text:span></text:p>
            <text:p text:style-name="P6"><text:span text:style-name="T6">}</text:span></text:p>
            <text:p text:style-name="P8"/>
          </table:table-cell>
          <table:table-cell table:style-name="Table3.A1" office:value-type="string">
            <text:p text:style-name="P11"><text:span text:style-name="T15">x</text:span> = 11</text:p>
          </table:table-cell>
        </table:table-row>
        <table:table-row table:style-name="Table3.1">
          <table:table-cell table:style-name="Table3.A3" office:value-type="string">
            <text:p text:style-name="P7"><text:span text:style-name="T6">public class Ex0516</text:span></text:p>
            <text:p text:style-name="P7"><text:span text:style-name="T6">{</text:span></text:p>
            <text:p text:style-name="P7"><text:span text:style-name="T6"><text:s text:c="3"/><text:tab/>public static void main (String args[])</text:span></text:p>
            <text:p text:style-name="P7"><text:span text:style-name="T6"><text:s text:c="3"/><text:tab/>{</text:span></text:p>
            <text:p text:style-name="P7"><text:span text:style-name="T6"><text:s text:c="6"/><text:tab/></text:span><text:bookmark-start text:name="__DdeLink__946_13877054141"/><text:span text:style-name="T6">int x = 2;</text:span></text:p>
            <text:p text:style-name="P7"><text:span text:style-name="T6"><text:s text:c="6"/><text:tab/>do</text:span></text:p>
            <text:p text:style-name="P7"><text:span text:style-name="T6"><text:s text:c="6"/><text:tab/>{</text:span></text:p>
            <text:p text:style-name="P7"><text:span text:style-name="T6"><text:s text:c="9"/><text:tab/><text:tab/>if (x % 2 == 0)</text:span></text:p>
            <text:p text:style-name="P7"><text:span text:style-name="T6"><text:tab/> <text:s text:c="6"/><text:tab/><text:tab/>x+=3;</text:span></text:p>
            <text:p text:style-name="P7"><text:span text:style-name="T6"><text:s text:c="9"/><text:tab/><text:tab/>else</text:span></text:p>
            <text:p text:style-name="P7"><text:span text:style-name="T6"><text:tab/> <text:s text:c="6"/><text:tab/><text:tab/>x+=2;</text:span></text:p>
            <text:p text:style-name="P7"><text:span text:style-name="T6"><text:s text:c="6"/><text:tab/>}</text:span></text:p>
            <text:p text:style-name="P7"><text:span text:style-name="T6"><text:s text:c="6"/><text:tab/>while (x &lt; 10);</text:span></text:p>
            <text:p text:style-name="P7"><text:span text:style-name="T6"><text:s text:c="6"/><text:tab/>System.out.println("x = " + x);</text:span></text:p>
            <text:p text:style-name="P7"><text:span text:style-name="T6"><text:s text:c="3"/><text:tab/>}</text:span><text:bookmark-end text:name="__DdeLink__946_13877054141"/></text:p>
            <text:p text:style-name="P7"><text:span text:style-name="T6">}</text:span></text:p>
          </table:table-cell>
          <table:table-cell table:style-name="Table3.A3" office:value-type="string">
            <text:p text:style-name="P12">X = 11</text:p>
          </table:table-cell>
        </table:table-row>
        <text:soft-page-break/>
        <table:table-row table:style-name="Table3.1">
          <table:table-cell table:style-name="Table3.A1" office:value-type="string">
            <text:p text:style-name="P6"><text:span text:style-name="T6">public class Ex0517</text:span></text:p>
            <text:p text:style-name="P6"><text:span text:style-name="T6">{</text:span></text:p>
            <text:p text:style-name="P6"><text:span text:style-name="T6"><text:s text:c="3"/><text:tab/>public static void main (String args[])</text:span></text:p>
            <text:p text:style-name="P6"><text:span text:style-name="T6"><text:s text:c="3"/><text:tab/>{</text:span></text:p>
            <text:p text:style-name="P6"><text:span text:style-name="T6"><text:s text:c="6"/><text:tab/></text:span><text:bookmark-start text:name="__DdeLink__948_1387705414"/><text:span text:style-name="T6">int x = 5;</text:span></text:p>
            <text:p text:style-name="P6"><text:span text:style-name="T6"><text:s text:c="6"/><text:tab/>int y = 15;</text:span></text:p>
            <text:p text:style-name="P6"><text:span text:style-name="T6"><text:s text:c="6"/><text:tab/>do</text:span></text:p>
            <text:p text:style-name="P6"><text:span text:style-name="T6"><text:s text:c="6"/><text:tab/>{</text:span></text:p>
            <text:p text:style-name="P6"><text:span text:style-name="T6"><text:s text:c="9"/><text:tab/><text:tab/></text:span><text:span text:style-name="T7">x = y + 2;</text:span></text:p>
            <text:p text:style-name="P6"><text:span text:style-name="T7"><text:s text:c="9"/><text:tab/><text:tab/>y = x - 2;</text:span></text:p>
            <text:p text:style-name="P6"><text:span text:style-name="T7"><text:s text:c="6"/><text:tab/>}</text:span></text:p>
            <text:p text:style-name="P6"><text:span text:style-name="T7"><text:s text:c="6"/><text:tab/>while (x &lt; y);</text:span></text:p>
            <text:p text:style-name="P6"><text:span text:style-name="T7"><text:s text:c="6"/><text:tab/></text:span><text:span text:style-name="T6">System.out.println("x = " + x);</text:span><text:bookmark-end text:name="__DdeLink__948_1387705414"/></text:p>
            <text:p text:style-name="P6"><text:span text:style-name="T6"><text:s text:c="3"/><text:tab/>}</text:span></text:p>
            <text:p text:style-name="P6"><text:span text:style-name="T6">}</text:span></text:p>
            <text:p text:style-name="P8"/>
            <text:p text:style-name="Standard"/>
            <text:p text:style-name="Standard"/>
          </table:table-cell>
          <table:table-cell table:style-name="Table3.A1" office:value-type="string">
            <text:p text:style-name="P11">X = 17</text:p>
          </table:table-cell>
        </table:table-row>
        <table:table-row table:style-name="Table3.1">
          <table:table-cell table:style-name="Table3.A1" office:value-type="string">
            <text:p text:style-name="P6"><text:span text:style-name="T6">public class Ex0518</text:span></text:p>
            <text:p text:style-name="P6"><text:span text:style-name="T6">{</text:span></text:p>
            <text:p text:style-name="P6"><text:span text:style-name="T6"><text:s text:c="3"/><text:tab/>public static void main (String args[])</text:span></text:p>
            <text:p text:style-name="P6"><text:span text:style-name="T6"><text:s text:c="3"/><text:tab/>{</text:span></text:p>
            <text:p text:style-name="P6"><text:span text:style-name="T6"><text:s text:c="6"/><text:tab/></text:span><text:bookmark-start text:name="__DdeLink__954_1387705414"/><text:span text:style-name="T6">int x = 10;</text:span></text:p>
            <text:p text:style-name="P6"><text:span text:style-name="T6"><text:s text:c="6"/><text:tab/>int y = 2;</text:span></text:p>
            <text:p text:style-name="P6"><text:span text:style-name="T6"><text:s text:c="6"/><text:tab/>do</text:span></text:p>
            <text:p text:style-name="P6"><text:span text:style-name="T6"><text:s text:c="6"/><text:tab/>{</text:span></text:p>
            <text:p text:style-name="P6"><text:span text:style-name="T6"><text:s text:c="9"/><text:tab/><text:tab/>if (x % 2 == 0)</text:span></text:p>
            <text:p text:style-name="P6"><text:span text:style-name="T6"><text:tab/> <text:s text:c="6"/><text:tab/><text:tab/>x += 5;</text:span></text:p>
            <text:p text:style-name="P6"><text:span text:style-name="T6"><text:s text:c="9"/><text:tab/><text:tab/>else</text:span></text:p>
            <text:p text:style-name="P6"><text:span text:style-name="T6"><text:tab/> <text:s text:c="6"/><text:tab/><text:tab/>y += 2;</text:span></text:p>
            <text:p text:style-name="P6"><text:span text:style-name="T6"><text:s text:c="6"/><text:tab/>}</text:span></text:p>
            <text:p text:style-name="P6"><text:span text:style-name="T6"><text:s text:c="6"/><text:tab/>while (y &lt; x); <text:s text:c="5"/></text:span></text:p>
            <text:p text:style-name="P6"><text:span text:style-name="T6"><text:s text:c="6"/><text:tab/>System.out.println("x = " + x);</text:span></text:p>
            <text:p text:style-name="P6"><text:span text:style-name="T6"><text:s text:c="6"/><text:tab/></text:span><text:span text:style-name="T7">System.out.println("y = " + y);</text:span><text:bookmark-end text:name="__DdeLink__954_1387705414"/></text:p>
            <text:p text:style-name="P6"><text:span text:style-name="T7"><text:s text:c="3"/><text:tab/></text:span><text:span text:style-name="T6">}</text:span></text:p>
            <text:p text:style-name="P6"><text:span text:style-name="T6">}</text:span></text:p>
            <text:p text:style-name="P8"/>
          </table:table-cell>
          <table:table-cell table:style-name="Table3.A1" office:value-type="string">
            <text:p text:style-name="P11"><text:span text:style-name="T15">x</text:span> = 15</text:p>
            <text:p text:style-name="P11">y = <text:span text:style-name="T15">16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6"><text:span text:style-name="T6">public class Ex0519</text:span></text:p>
            <text:p text:style-name="P6"><text:span text:style-name="T6">{</text:span></text:p>
            <text:p text:style-name="P6"><text:span text:style-name="T6"><text:s text:c="3"/><text:tab/>public static void main (String args[])</text:span></text:p>
            <text:p text:style-name="P6"><text:span text:style-name="T6"><text:s text:c="3"/><text:tab/>{</text:span></text:p>
            <text:p text:style-name="P6"><text:span text:style-name="T6"><text:s text:c="6"/><text:tab/></text:span><text:bookmark-start text:name="__DdeLink__956_1387705414"/><text:span text:style-name="T6">int x = 3;</text:span></text:p>
            <text:p text:style-name="P6"><text:span text:style-name="T6"><text:s text:c="6"/><text:tab/>int y = 5;</text:span></text:p>
            <text:p text:style-name="P6"><text:span text:style-name="T6"><text:s text:c="6"/><text:tab/>int z = 9;</text:span></text:p>
            <text:p text:style-name="P6"><text:span text:style-name="T6"><text:s text:c="6"/><text:tab/></text:span><text:span text:style-name="T7">while (z &gt; x + y)</text:span></text:p>
            <text:p text:style-name="P6"><text:span text:style-name="T7"><text:s text:c="6"/><text:tab/>{</text:span></text:p>
            <text:p text:style-name="P6"><text:span text:style-name="T7"><text:s text:c="9"/><text:tab/><text:tab/>x = y + z;</text:span></text:p>
            <text:p text:style-name="P6"><text:span text:style-name="T7"><text:s text:c="9"/><text:tab/><text:tab/>y = x + z;</text:span></text:p>
            <text:p text:style-name="P6"><text:span text:style-name="T7"><text:s text:c="9"/><text:tab/><text:tab/>z = x - y;</text:span></text:p>
            <text:p text:style-name="P6"><text:span text:style-name="T7"><text:s text:c="6"/><text:tab/>}</text:span></text:p>
            <text:p text:style-name="P6"><text:span text:style-name="T7"><text:s text:c="6"/><text:tab/>System.out.println("x = " + x);</text:span></text:p>
            <text:p text:style-name="P6"><text:span text:style-name="T7"><text:s text:c="6"/><text:tab/>System.out.println("y = " + y);</text:span></text:p>
            <text:p text:style-name="P6"><text:span text:style-name="T7"><text:s text:c="6"/><text:tab/></text:span><text:span text:style-name="T6">System.out.println("z = " + z);</text:span><text:bookmark-end text:name="__DdeLink__956_1387705414"/></text:p>
            <text:p text:style-name="P6"><text:span text:style-name="T6"><text:s text:c="3"/><text:tab/>}</text:span></text:p>
            <text:p text:style-name="P6"><text:span text:style-name="T6">}</text:span></text:p>
            <text:p text:style-name="P8"/>
          </table:table-cell>
          <table:table-cell table:style-name="Table3.A1" office:value-type="string">
            <text:p text:style-name="P13">x = 14</text:p>
            <text:p text:style-name="P13">y = 23</text:p>
            <text:p text:style-name="P13">z = -9</text:p>
          </table:table-cell>
        </table:table-row>
        <table:table-row table:style-name="Table3.1">
          <table:table-cell table:style-name="Table3.A1" office:value-type="string">
            <text:p text:style-name="P6"><text:span text:style-name="T6">public class Ex0520</text:span></text:p>
            <text:p text:style-name="P6"><text:span text:style-name="T6">{</text:span></text:p>
            <text:p text:style-name="P6"><text:span text:style-name="T6"><text:s text:c="3"/><text:tab/>public static void main (String args[])</text:span></text:p>
            <text:p text:style-name="P6"><text:span text:style-name="T6"><text:s text:c="3"/><text:tab/>{</text:span></text:p>
            <text:p text:style-name="P6"><text:span text:style-name="T6"><text:s text:c="6"/><text:tab/></text:span><text:bookmark-start text:name="__DdeLink__958_1387705414"/><text:span text:style-name="T6">int k = 0;</text:span></text:p>
            <text:p text:style-name="P6"><text:span text:style-name="T6"><text:s text:c="6"/><text:tab/>int x = 2;</text:span></text:p>
            <text:p text:style-name="P6"><text:span text:style-name="T6"><text:s text:c="6"/><text:tab/>int y = 3;</text:span></text:p>
            <text:p text:style-name="P6"><text:span text:style-name="T6"><text:s text:c="6"/><text:tab/>int z = 4;</text:span></text:p>
            <text:p text:style-name="P6"><text:span text:style-name="T6"><text:s text:c="6"/><text:tab/>for (k = 1; k &lt;= 3; k++)</text:span></text:p>
            <text:p text:style-name="P6"><text:span text:style-name="T6"><text:s text:c="6"/><text:tab/></text:span><text:span text:style-name="T7">{</text:span></text:p>
            <text:p text:style-name="P6"><text:span text:style-name="T7"><text:s text:c="9"/><text:tab/><text:tab/>x = y + z;</text:span></text:p>
            <text:p text:style-name="P6"><text:span text:style-name="T7"><text:s text:c="9"/><text:tab/><text:tab/>y = x + z;</text:span></text:p>
            <text:p text:style-name="P6"><text:span text:style-name="T7"><text:s text:c="9"/><text:tab/><text:tab/>z = x - y;</text:span></text:p>
            <text:p text:style-name="P6"><text:span text:style-name="T7"><text:s text:c="6"/><text:tab/>}</text:span></text:p>
            <text:p text:style-name="P6"><text:span text:style-name="T7"><text:s text:c="6"/><text:tab/>System.out.println("x = " + x);</text:span></text:p>
            <text:p text:style-name="P6"><text:span text:style-name="T7"><text:s text:c="6"/><text:tab/>System.out.println("y = " + y);</text:span></text:p>
            <text:p text:style-name="P6"><text:span text:style-name="T7"><text:s text:c="6"/><text:tab/></text:span><text:span text:style-name="T6">System.out.println("z = " + z);</text:span></text:p>
            <text:p text:style-name="P6"><text:span text:style-name="T6"><text:s text:c="6"/><text:tab/>System.out.println("k = " + k);</text:span><text:bookmark-end text:name="__DdeLink__958_1387705414"/></text:p>
            <text:p text:style-name="P6"><text:span text:style-name="T6"><text:s text:c="3"/><text:tab/>}</text:span></text:p>
            <text:p text:style-name="P6"><text:span text:style-name="T6">}</text:span></text:p>
            <text:p text:style-name="P8"/>
          </table:table-cell>
          <table:table-cell table:style-name="Table3.A1" office:value-type="string">
            <text:p text:style-name="P13">x = 7</text:p>
            <text:p text:style-name="P13">y = 11</text:p>
            <text:p text:style-name="P13">z = -4</text:p>
            <text:p text:style-name="P13">k = 4</text:p>
          </table:table-cell>
        </table:table-row>
        <text:soft-page-break/>
        <table:table-row table:style-name="Table3.1">
          <table:table-cell table:style-name="Table3.A1" office:value-type="string">
            <text:p text:style-name="P6"><text:span text:style-name="T6">public class Ex0521</text:span></text:p>
            <text:p text:style-name="P6"><text:span text:style-name="T6">{</text:span></text:p>
            <text:p text:style-name="P6"><text:span text:style-name="T6"><text:s text:c="3"/><text:tab/>public static void main (String args[])</text:span></text:p>
            <text:p text:style-name="P6"><text:span text:style-name="T6"><text:s text:c="3"/><text:tab/>{</text:span></text:p>
            <text:p text:style-name="P6"><text:span text:style-name="T6"><text:s text:c="6"/><text:tab/></text:span><text:bookmark-start text:name="__DdeLink__960_1387705414"/><text:span text:style-name="T6">int x = 216;</text:span></text:p>
            <text:p text:style-name="P6"><text:span text:style-name="T6"><text:s text:c="6"/><text:tab/>int y = 120;</text:span></text:p>
            <text:p text:style-name="P6"><text:span text:style-name="T6"><text:s text:c="6"/><text:tab/>int z = 0;</text:span></text:p>
            <text:p text:style-name="P6"><text:span text:style-name="T6"><text:s text:c="6"/><text:tab/>do</text:span></text:p>
            <text:p text:style-name="P6"><text:span text:style-name="T6"><text:s text:c="6"/><text:tab/>{</text:span></text:p>
            <text:p text:style-name="P6"><text:span text:style-name="T6"><text:s text:c="9"/><text:tab/><text:tab/>z = x % y;</text:span></text:p>
            <text:p text:style-name="P6"><text:span text:style-name="T6"><text:s text:c="9"/><text:tab/><text:tab/>if (z == 0)</text:span></text:p>
            <text:p text:style-name="P6"><text:span text:style-name="T6"><text:tab/> <text:s text:c="6"/><text:tab/><text:tab/>System.out.println("y = " + y);</text:span></text:p>
            <text:p text:style-name="P6"><text:span text:style-name="T6"><text:s text:c="9"/><text:tab/><text:tab/>else</text:span></text:p>
            <text:p text:style-name="P6"><text:span text:style-name="T6"><text:s text:c="9"/><text:tab/><text:tab/></text:span><text:span text:style-name="T7">{</text:span></text:p>
            <text:p text:style-name="P6"><text:span text:style-name="T7"><text:tab/> <text:s text:c="6"/><text:tab/><text:tab/>x = y;</text:span></text:p>
            <text:p text:style-name="P6"><text:span text:style-name="T7"><text:tab/> <text:s text:c="6"/><text:tab/><text:tab/>y = z;</text:span></text:p>
            <text:p text:style-name="P6"><text:span text:style-name="T7"><text:s text:c="9"/><text:tab/><text:tab/>}</text:span></text:p>
            <text:p text:style-name="P6"><text:span text:style-name="T7"><text:s text:c="6"/><text:tab/>}</text:span></text:p>
            <text:p text:style-name="P6"><text:span text:style-name="T7"><text:s text:c="6"/><text:tab/>while (z != 0);</text:span><text:bookmark-end text:name="__DdeLink__960_1387705414"/></text:p>
            <text:p text:style-name="P6"><text:span text:style-name="T7"><text:s text:c="3"/><text:tab/></text:span><text:span text:style-name="T6">}</text:span></text:p>
            <text:p text:style-name="P6"><text:span text:style-name="T6">}</text:span></text:p>
            <text:p text:style-name="P8"/>
          </table:table-cell>
          <table:table-cell table:style-name="Table3.A1" office:value-type="string">
            <text:p text:style-name="P14">Y = 24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annotation_20_reference" style:display-name="annotation reference" style:family="text">
      <style:text-properties fo:font-size="8pt" style:font-size-asian="8pt"/>
    </style:style>
    <style:style style:name="Footer_20_Char" style:display-name="Footer Char" style:family="text" style:parent-style-name="Default_20_Paragraph_20_Font"/>
    <style:style style:name="Plain_20_Text_20_Char" style:display-name="Plain Text Char" style:family="text">
      <style:text-properties style:font-name="Courier New" fo:font-family="'Courier New'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 text:start-value="7">
        <style:list-level-properties text:list-level-position-and-space-mode="label-alignment">
          <style:list-level-label-alignment text:label-followed-by="listtab" text:list-tab-stop-position="0.6917in" fo:text-indent="-0.6917in" fo:margin-left="0.6917in"/>
        </style:list-level-properties>
      </text:list-level-style-number>
      <text:list-level-style-number text:level="2" style:num-format="1" text:start-value="10" text:display-levels="2">
        <style:list-level-properties text:list-level-position-and-space-mode="label-alignment">
          <style:list-level-label-alignment text:label-followed-by="listtab" text:list-tab-stop-position="0.6917in" fo:text-indent="-0.6917in" fo:margin-left="0.69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6917in" fo:text-indent="-0.6917in" fo:margin-left="0.69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917in" fo:text-indent="-0.6917in" fo:margin-left="0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Pre-APCS <text:tab/>Output Exercises 05 <text:s text:c="6"/><text:tab/>Page <text:page-number text:select-page="current">1</text:page-number> <text:s text:c="6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posure C++</dc:title>
    <meta:initial-creator>Computer Science Department</meta:initial-creator>
    <meta:editing-cycles>5</meta:editing-cycles>
    <meta:print-date>2005-09-27T11:16:00</meta:print-date>
    <meta:creation-date>2018-04-11T14:52:00</meta:creation-date>
    <dc:date>2018-04-11T11:20:20.375978855</dc:date>
    <meta:editing-duration>PT2M27S</meta:editing-duration>
    <meta:generator>LibreOffice/5.3.1.2$Linux_X86_64 LibreOffice_project/30m0$Build-2</meta:generator>
    <meta:document-statistic meta:table-count="4" meta:image-count="0" meta:object-count="0" meta:page-count="8" meta:paragraph-count="346" meta:word-count="980" meta:character-count="5168" meta:non-whitespace-character-count="3173"/>
    <meta:user-defined meta:name="AppVersion">16.0000</meta:user-defined>
    <meta:user-defined meta:name="Company">RIS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-556192965</meta:user-defined>
    <meta:user-defined meta:name="_AuthorEmail" meta:value-type="string">Barbara.Westberg@richardson.k12.tx.us</meta:user-defined>
    <meta:user-defined meta:name="_AuthorEmailDisplayName" meta:value-type="string">Westberg, Barbara</meta:user-defined>
    <meta:user-defined meta:name="_EmailSubject" meta:value-type="string">Third exercise for Chapter 5</meta:user-defined>
    <meta:user-defined meta:name="_ReviewingToolsShownOnce" meta:value-type="string"/>
    <meta:template xlink:type="simple" xlink:actuate="onRequest" xlink:title="Normal" xlink:href=""/>
  </office:meta>
</office:document-meta>
</file>